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faf" officeooo:paragraph-rsid="0001bfaf"/>
    </style:style>
    <style:style style:name="P2" style:family="paragraph" style:parent-style-name="Standard">
      <style:text-properties fo:language="ru" fo:country="RU" officeooo:rsid="0001bfaf" officeooo:paragraph-rsid="0001bfaf"/>
    </style:style>
    <style:style style:name="P3" style:family="paragraph" style:parent-style-name="Standard">
      <style:text-properties fo:language="ru" fo:country="RU" officeooo:rsid="0001eb20" officeooo:paragraph-rsid="0002990e"/>
    </style:style>
    <style:style style:name="P4" style:family="paragraph" style:parent-style-name="Standard">
      <style:text-properties fo:language="en" fo:country="US" officeooo:rsid="0001bfaf" officeooo:paragraph-rsid="0001bfaf"/>
    </style:style>
    <style:style style:name="P5" style:family="paragraph" style:parent-style-name="Standard">
      <style:text-properties fo:language="en" fo:country="US" officeooo:rsid="0001eb20" officeooo:paragraph-rsid="0001eb20"/>
    </style:style>
    <style:style style:name="P6" style:family="paragraph" style:parent-style-name="Standard">
      <style:text-properties fo:language="ru" fo:country="RU" officeooo:rsid="00030ed8" officeooo:paragraph-rsid="00030ed8"/>
    </style:style>
    <style:style style:name="P7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8" style:family="paragraph" style:parent-style-name="Standard">
      <style:text-properties fo:color="#d4d4d4" style:font-name="Consolas" fo:font-size="8.39999961853027pt" fo:language="ru" fo:country="RU" fo:font-weight="normal" officeooo:rsid="00030ed8" officeooo:paragraph-rsid="00030ed8" fo:background-color="#1e1e1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0ed8"/>
    </style:style>
    <style:style style:name="T4" style:family="text">
      <style:text-properties officeooo:rsid="0002990e"/>
    </style:style>
    <style:style style:name="T5" style:family="text">
      <style:text-properties fo:color="#9cdcfe"/>
    </style:style>
    <style:style style:name="T6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Controller – <text:span text:style-name="T1">контроллер для создания резервной копии базы данных приложений, написанных на </text:span><text:span text:style-name="T2">Laravel.</text:span></text:p>
      <text:p text:style-name="P4"/>
      <text:p text:style-name="P2">Контроллер необходимо скопировать в <text:span text:style-name="T2">app/Http/Controllers.</text:span></text:p>
      <text:p text:style-name="P4"/>
      <text:p text:style-name="P2">Для создания резервной копии таблицы необходимо создать роутер в файле <text:span text:style-name="T2">routes/web.</text:span><text:span text:style-name="T3">php</text:span><text:span text:style-name="T2">: Route::get(“index”, “</text:span><text:a xlink:type="simple" xlink:href="mailto:BackupController@index" text:style-name="Internet_20_link" text:visited-style-name="Visited_20_Internet_20_Link">BackupController@index</text:a><text:span text:style-name="T2">”);</text:span></text:p>
      <text:p text:style-name="P4"/>
      <text:p text:style-name="P3">После обращения к контроллеру будет создан файл, содержащий <text:s/><text:span text:style-name="T2">SQL </text:span>запрос<text:span text:style-name="T4">ы.</text:span></text:p>
      <text:p text:style-name="P3"/>
      <text:p text:style-name="P3"><text:span text:style-name="T4">Файл</text:span> доступен в папке: <text:span text:style-name="T2">public/backups</text:span></text:p>
      <text:p text:style-name="P5"/>
      <text:p text:style-name="P6">Если в процессе работы скрипта будет риск превышения времени выполнения, за 2 секунды скрипт прервет выполнение, запишет промежуточный результат в файл и после редиректа продолжит выполнения с той записи на которой остановился.</text:p>
      <text:p text:style-name="P6"/>
      <text:p text:style-name="P6">Промежуточные результаты записываются в сессию:</text:p>
      <text:p text:style-name="P8"><text:span text:style-name="T5">$_SESSION</text:span>[<text:span text:style-name="T6">'redCount'</text:span>] = <text:span text:style-name="T5">$redCount</text:span>;</text:p>
      <text:p text:style-name="P7"><text:span text:style-name="T5">$_SESSION</text:span>[<text:span text:style-name="T6">'tblCount'</text:span>] = <text:span text:style-name="T5">$tblCount</text:span>;</text:p>
      <text:p text:style-name="P6">.</text:p>
      <text:p text:style-name="P6">После очередного перенаправления извлекаются и передаются скрипту. 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8-15T07:04:39.559000000</dc:date>
    <meta:editing-duration>PT46M13S</meta:editing-duration>
    <meta:editing-cycles>3</meta:editing-cycles>
    <meta:document-statistic meta:table-count="0" meta:image-count="0" meta:object-count="0" meta:page-count="1" meta:paragraph-count="11" meta:word-count="96" meta:character-count="815" meta:non-whitespace-character-count="727"/>
  </office:meta>
</office:document-meta>
</file>